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10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6"/>
        <table:table-column table:style-name="co1" table:default-cell-style-name="ce10"/>
        <table:table-column table:style-name="co1" table:default-cell-style-name="ce3"/>
        <table:table-column table:style-name="co1" table:default-cell-style-name="ce6"/>
        <table:table-column table:style-name="co3" table:default-cell-style-name="ce10"/>
        <table:table-column table:style-name="co1" table:default-cell-style-name="ce6"/>
        <table:table-column table:style-name="co1" table:default-cell-style-name="ce10"/>
        <table:table-row table:style-name="ro1"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 table:number-columns-spanned="2" table:number-rows-spanned="1">
            <text:p>N2002</text:p>
          </table:table-cell>
          <table:covered-table-cell table:style-name="ce8"/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 table:number-columns-spanned="2" table:number-rows-spanned="1">
            <text:p>N4000A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N4001A</text:p>
          </table:table-cell>
          <table:covered-table-cell table:style-name="ce8"/>
          <table:table-cell table:style-name="ce12" office:value-type="string" calcext:value-type="string">
            <text:p>N4002A</text:p>
          </table:table-cell>
          <table:table-cell table:style-name="ce8"/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 table:number-columns-spanned="2" table:number-rows-spanned="1">
            <text:p>83059A / 83059B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N8975A</text:p>
          </table:table-cell>
          <table:covered-table-cell table:style-name="ce8"/>
        </table:table-row>
        <table:table-row table:style-name="ro1">
          <table:table-cell table:style-name="ce2"/>
          <table:table-cell table:style-name="ce5" office:value-type="string" calcext:value-type="string">
            <text:p>VSWR</text:p>
          </table:table-cell>
          <table:table-cell table:style-name="ce9" office:value-type="string" calcext:value-type="string">
            <text:p>Ref coef</text:p>
          </table:table-cell>
          <table:table-cell table:style-name="ce2" office:value-type="string" calcext:value-type="string">
            <text:p>SWR</text:p>
          </table:table-cell>
          <table:table-cell table:style-name="ce5" office:value-type="string" calcext:value-type="string">
            <text:p>SWR</text:p>
          </table:table-cell>
          <table:table-cell table:style-name="ce9" office:value-type="string" calcext:value-type="string">
            <text:p>Ref coef</text:p>
          </table:table-cell>
          <table:table-cell table:style-name="ce5" office:value-type="string" calcext:value-type="string">
            <text:p>Ref coef</text:p>
          </table:table-cell>
          <table:table-cell table:style-name="ce9"/>
          <table:table-cell table:style-name="ce5" office:value-type="string" calcext:value-type="string">
            <text:p>SWR</text:p>
          </table:table-cell>
          <table:table-cell table:style-name="ce9" office:value-type="string" calcext:value-type="string">
            <text:p>Ref coef</text:p>
          </table:table-cell>
          <table:table-cell table:style-name="ce2"/>
          <table:table-cell table:style-name="ce5" office:value-type="string" calcext:value-type="string">
            <text:p>Tip ref coef</text:p>
          </table:table-cell>
          <table:table-cell table:style-name="ce9" office:value-type="string" calcext:value-type="string">
            <text:p>Tip ins loss (dB)</text:p>
          </table:table-cell>
          <table:table-cell table:style-name="ce5" office:value-type="string" calcext:value-type="string">
            <text:p>VSWR</text:p>
          </table:table-cell>
          <table:table-cell table:style-name="ce9" office:value-type="string" calcext:value-type="string">
            <text:p>Ref coef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.05" calcext:value-type="float">
            <text:p>1,05</text:p>
          </table:table-cell>
          <table:table-cell table:formula="of:=([.B3] - 1)/([.B3]+1)" office:value-type="float" office:value="0.024390243902439" calcext:value-type="float">
            <text:p>0,0243902439</text:p>
          </table:table-cell>
          <table:table-cell office:value-type="float" office:value="0.01" calcext:value-type="float">
            <text:p>0,01</text:p>
          </table:table-cell>
          <table:table-cell office:value-type="float" office:value="1.06" calcext:value-type="float">
            <text:p>1,06</text:p>
          </table:table-cell>
          <table:table-cell table:formula="of:=([.E3] - 1)/([.E3] + 1)" office:value-type="float" office:value="0.029126213592233" calcext:value-type="float">
            <text:p>0,0291262136</text:p>
          </table:table-cell>
          <table:table-cell office:value-type="float" office:value="1.15" calcext:value-type="float">
            <text:p>1,15</text:p>
          </table:table-cell>
          <table:table-cell table:formula="of:=([.G3] - 1)/([.G3] + 1)" office:value-type="float" office:value="0.0697674418604651" calcext:value-type="float">
            <text:p>0,0697674419</text:p>
          </table:table-cell>
          <table:table-cell office:value-type="float" office:value="1.22" calcext:value-type="float">
            <text:p>1,22</text:p>
          </table:table-cell>
          <table:table-cell table:formula="of:=([.I3] - 1)/([.I3] + 1)" office:value-type="float" office:value="0.0990990990990991" calcext:value-type="float">
            <text:p>0,0990990991</text:p>
          </table:table-cell>
          <table:table-cell office:value-type="float" office:value="0.01" calcext:value-type="float">
            <text:p>0,01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6" calcext:value-type="float">
            <text:p>1,6</text:p>
          </table:table-cell>
          <table:table-cell table:formula="of:=([.N3] - 1)/([.N3]+1)" office:value-type="float" office:value="0.230769230769231" calcext:value-type="float">
            <text:p>0,230769230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05" calcext:value-type="float">
            <text:p>1,05</text:p>
          </table:table-cell>
          <table:table-cell table:formula="of:=([.B4] - 1)/([.B4]+1)" office:value-type="float" office:value="0.024390243902439" calcext:value-type="float">
            <text:p>0,0243902439</text:p>
          </table:table-cell>
          <table:table-cell office:value-type="float" office:value="0.1" calcext:value-type="float">
            <text:p>0,1</text:p>
          </table:table-cell>
          <table:table-cell office:value-type="float" office:value="1.06" calcext:value-type="float">
            <text:p>1,06</text:p>
          </table:table-cell>
          <table:table-cell table:formula="of:=([.E4] - 1)/([.E4] + 1)" office:value-type="float" office:value="0.029126213592233" calcext:value-type="float">
            <text:p>0,0291262136</text:p>
          </table:table-cell>
          <table:table-cell office:value-type="float" office:value="1.15" calcext:value-type="float">
            <text:p>1,15</text:p>
          </table:table-cell>
          <table:table-cell table:formula="of:=([.G4] - 1)/([.G4] + 1)" office:value-type="float" office:value="0.0697674418604651" calcext:value-type="float">
            <text:p>0,0697674419</text:p>
          </table:table-cell>
          <table:table-cell office:value-type="float" office:value="1.22" calcext:value-type="float">
            <text:p>1,22</text:p>
          </table:table-cell>
          <table:table-cell table:formula="of:=([.I4] - 1)/([.I4] + 1)" office:value-type="float" office:value="0.0990990990990991" calcext:value-type="float">
            <text:p>0,0990990991</text:p>
          </table:table-cell>
          <table:table-cell office:value-type="float" office:value="0.1" calcext:value-type="float">
            <text:p>0,1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6" calcext:value-type="float">
            <text:p>1,6</text:p>
          </table:table-cell>
          <table:table-cell table:formula="of:=([.N4] - 1)/([.N4]+1)" office:value-type="float" office:value="0.230769230769231" calcext:value-type="float">
            <text:p>0,23076923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.6" calcext:value-type="float">
            <text:p>1,6</text:p>
          </table:table-cell>
          <table:table-cell table:formula="of:=([.N5] - 1)/([.N5]+1)" office:value-type="float" office:value="0.230769230769231" calcext:value-type="float">
            <text:p>0,23076923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table:formula="of:=([.B6] - 1)/([.B6]+1)" office:value-type="float" office:value="0.024390243902439" calcext:value-type="float">
            <text:p>0,0243902439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table:formula="of:=([.E6] - 1)/([.E6] + 1)" office:value-type="float" office:value="0.029126213592233" calcext:value-type="float">
            <text:p>0,0291262136</text:p>
          </table:table-cell>
          <table:table-cell office:value-type="float" office:value="1.15" calcext:value-type="float">
            <text:p>1,15</text:p>
          </table:table-cell>
          <table:table-cell table:formula="of:=([.G6] - 1)/([.G6] + 1)" office:value-type="float" office:value="0.0697674418604651" calcext:value-type="float">
            <text:p>0,0697674419</text:p>
          </table:table-cell>
          <table:table-cell office:value-type="float" office:value="1.22" calcext:value-type="float">
            <text:p>1,22</text:p>
          </table:table-cell>
          <table:table-cell table:formula="of:=([.I6] - 1)/([.I6] + 1)" office:value-type="float" office:value="0.0990990990990991" calcext:value-type="float">
            <text:p>0,0990990991</text:p>
          </table:table-cell>
          <table:table-cell office:value-type="float" office:value="1" calcext:value-type="float">
            <text:p>1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8" calcext:value-type="float">
            <text:p>1,8</text:p>
          </table:table-cell>
          <table:table-cell table:formula="of:=([.N6] - 1)/([.N6]+1)" office:value-type="float" office:value="0.285714285714286" calcext:value-type="float">
            <text:p>0,285714285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table:formula="of:=([.N7] - 1)/([.N7]+1)" office:value-type="float" office:value="0.285714285714286" calcext:value-type="float">
            <text:p>0,28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([.B8] - 1)/([.B8]+1)" office:value-type="float" office:value="0.024390243902439" calcext:value-type="float">
            <text:p>0,0243902439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,06</text:p>
          </table:table-cell>
          <table:table-cell table:formula="of:=([.E8] - 1)/([.E8] + 1)" office:value-type="float" office:value="0.029126213592233" calcext:value-type="float">
            <text:p>0,0291262136</text:p>
          </table:table-cell>
          <table:table-cell office:value-type="float" office:value="1.15" calcext:value-type="float">
            <text:p>1,15</text:p>
          </table:table-cell>
          <table:table-cell table:formula="of:=([.G8] - 1)/([.G8] + 1)" office:value-type="float" office:value="0.0697674418604651" calcext:value-type="float">
            <text:p>0,0697674419</text:p>
          </table:table-cell>
          <table:table-cell office:value-type="float" office:value="1.22" calcext:value-type="float">
            <text:p>1,22</text:p>
          </table:table-cell>
          <table:table-cell table:formula="of:=([.I8] - 1)/([.I8] + 1)" office:value-type="float" office:value="0.0990990990990991" calcext:value-type="float">
            <text:p>0,0990990991</text:p>
          </table:table-cell>
          <table:table-cell office:value-type="float" office:value="2" calcext:value-type="float">
            <text:p>2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8" calcext:value-type="float">
            <text:p>1,8</text:p>
          </table:table-cell>
          <table:table-cell table:formula="of:=([.N8] - 1)/([.N8]+1)" office:value-type="float" office:value="0.285714285714286" calcext:value-type="float">
            <text:p>0,2857142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([.B9] - 1)/([.B9]+1)" office:value-type="float" office:value="0.024390243902439" calcext:value-type="float">
            <text:p>0,0243902439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,06</text:p>
          </table:table-cell>
          <table:table-cell table:formula="of:=([.E9] - 1)/([.E9] + 1)" office:value-type="float" office:value="0.029126213592233" calcext:value-type="float">
            <text:p>0,0291262136</text:p>
          </table:table-cell>
          <table:table-cell office:value-type="float" office:value="1.15" calcext:value-type="float">
            <text:p>1,15</text:p>
          </table:table-cell>
          <table:table-cell table:formula="of:=([.G9] - 1)/([.G9] + 1)" office:value-type="float" office:value="0.0697674418604651" calcext:value-type="float">
            <text:p>0,0697674419</text:p>
          </table:table-cell>
          <table:table-cell office:value-type="float" office:value="1.22" calcext:value-type="float">
            <text:p>1,22</text:p>
          </table:table-cell>
          <table:table-cell table:formula="of:=([.I9] - 1)/([.I9] + 1)" office:value-type="float" office:value="0.0990990990990991" calcext:value-type="float">
            <text:p>0,0990990991</text:p>
          </table:table-cell>
          <table:table-cell office:value-type="float" office:value="3" calcext:value-type="float">
            <text:p>3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8" calcext:value-type="float">
            <text:p>1,8</text:p>
          </table:table-cell>
          <table:table-cell table:formula="of:=([.N9] - 1)/([.N9]+1)" office:value-type="float" office:value="0.285714285714286" calcext:value-type="float">
            <text:p>0,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,1</text:p>
          </table:table-cell>
          <table:table-cell table:formula="of:=([.B10] - 1)/([.B10]+1)" office:value-type="float" office:value="0.0476190476190477" calcext:value-type="float">
            <text:p>0,0476190476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,13</text:p>
          </table:table-cell>
          <table:table-cell table:formula="of:=([.E10] - 1)/([.E10] + 1)" office:value-type="float" office:value="0.0610328638497652" calcext:value-type="float">
            <text:p>0,0610328638</text:p>
          </table:table-cell>
          <table:table-cell office:value-type="float" office:value="1.2" calcext:value-type="float">
            <text:p>1,2</text:p>
          </table:table-cell>
          <table:table-cell table:formula="of:=([.G10] - 1)/([.G10] + 1)" office:value-type="float" office:value="0.0909090909090909" calcext:value-type="float">
            <text:p>0,0909090909</text:p>
          </table:table-cell>
          <table:table-cell office:value-type="float" office:value="1.22" calcext:value-type="float">
            <text:p>1,22</text:p>
          </table:table-cell>
          <table:table-cell table:formula="of:=([.I10] - 1)/([.I10] + 1)" office:value-type="float" office:value="0.0990990990990991" calcext:value-type="float">
            <text:p>0,0990990991</text:p>
          </table:table-cell>
          <table:table-cell office:value-type="float" office:value="4" calcext:value-type="float">
            <text:p>4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3" calcext:value-type="float">
            <text:p>1,3</text:p>
          </table:table-cell>
          <table:table-cell table:formula="of:=([.N10] - 1)/([.N10]+1)" office:value-type="float" office:value="0.130434782608696" calcext:value-type="float">
            <text:p>0,1304347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table:formula="of:=([.B11] - 1)/([.B11]+1)" office:value-type="float" office:value="0.0476190476190477" calcext:value-type="float">
            <text:p>0,0476190476</text:p>
          </table:table-cell>
          <table:table-cell office:value-type="float" office:value="5" calcext:value-type="float">
            <text:p>5</text:p>
          </table:table-cell>
          <table:table-cell office:value-type="float" office:value="1.13" calcext:value-type="float">
            <text:p>1,13</text:p>
          </table:table-cell>
          <table:table-cell table:formula="of:=([.E11] - 1)/([.E11] + 1)" office:value-type="float" office:value="0.0610328638497652" calcext:value-type="float">
            <text:p>0,0610328638</text:p>
          </table:table-cell>
          <table:table-cell office:value-type="float" office:value="1.2" calcext:value-type="float">
            <text:p>1,2</text:p>
          </table:table-cell>
          <table:table-cell table:formula="of:=([.G11] - 1)/([.G11] + 1)" office:value-type="float" office:value="0.0909090909090909" calcext:value-type="float">
            <text:p>0,0909090909</text:p>
          </table:table-cell>
          <table:table-cell office:value-type="float" office:value="1.22" calcext:value-type="float">
            <text:p>1,22</text:p>
          </table:table-cell>
          <table:table-cell table:formula="of:=([.I11] - 1)/([.I11] + 1)" office:value-type="float" office:value="0.0990990990990991" calcext:value-type="float">
            <text:p>0,0990990991</text:p>
          </table:table-cell>
          <table:table-cell office:value-type="float" office:value="5" calcext:value-type="float">
            <text:p>5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3" calcext:value-type="float">
            <text:p>1,3</text:p>
          </table:table-cell>
          <table:table-cell table:formula="of:=([.N11] - 1)/([.N11]+1)" office:value-type="float" office:value="0.130434782608696" calcext:value-type="float">
            <text:p>0,1304347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table:formula="of:=([.B12] - 1)/([.B12]+1)" office:value-type="float" office:value="0.0476190476190477" calcext:value-type="float">
            <text:p>0,0476190476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,13</text:p>
          </table:table-cell>
          <table:table-cell table:formula="of:=([.E12] - 1)/([.E12] + 1)" office:value-type="float" office:value="0.0610328638497652" calcext:value-type="float">
            <text:p>0,0610328638</text:p>
          </table:table-cell>
          <table:table-cell office:value-type="float" office:value="1.2" calcext:value-type="float">
            <text:p>1,2</text:p>
          </table:table-cell>
          <table:table-cell table:formula="of:=([.G12] - 1)/([.G12] + 1)" office:value-type="float" office:value="0.0909090909090909" calcext:value-type="float">
            <text:p>0,0909090909</text:p>
          </table:table-cell>
          <table:table-cell office:value-type="float" office:value="1.22" calcext:value-type="float">
            <text:p>1,22</text:p>
          </table:table-cell>
          <table:table-cell table:formula="of:=([.I12] - 1)/([.I12] + 1)" office:value-type="float" office:value="0.0990990990990991" calcext:value-type="float">
            <text:p>0,0990990991</text:p>
          </table:table-cell>
          <table:table-cell office:value-type="float" office:value="6" calcext:value-type="float">
            <text:p>6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1.3" calcext:value-type="float">
            <text:p>1,3</text:p>
          </table:table-cell>
          <table:table-cell table:formula="of:=([.N12] - 1)/([.N12]+1)" office:value-type="float" office:value="0.130434782608696" calcext:value-type="float">
            <text:p>0,1304347826</text:p>
          </table:table-cell>
        </table:table-row>
        <table:table-row table:style-name="ro1">
          <table:table-cell table:number-columns-repeated="10"/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table:formula="of:=([.N13] - 1)/([.N13]+1)" office:value-type="float" office:value="0.130434782608696" calcext:value-type="float">
            <text:p>0,1304347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5" calcext:value-type="float">
            <text:p>1,15</text:p>
          </table:table-cell>
          <table:table-cell table:formula="of:=([.B14] - 1)/([.B14]+1)" office:value-type="float" office:value="0.0697674418604651" calcext:value-type="float">
            <text:p>0,0697674419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,13</text:p>
          </table:table-cell>
          <table:table-cell table:formula="of:=([.E14] - 1)/([.E14] + 1)" office:value-type="float" office:value="0.0610328638497652" calcext:value-type="float">
            <text:p>0,0610328638</text:p>
          </table:table-cell>
          <table:table-cell office:value-type="float" office:value="1.2" calcext:value-type="float">
            <text:p>1,2</text:p>
          </table:table-cell>
          <table:table-cell table:formula="of:=([.G14] - 1)/([.G14] + 1)" office:value-type="float" office:value="0.0909090909090909" calcext:value-type="float">
            <text:p>0,0909090909</text:p>
          </table:table-cell>
          <table:table-cell office:value-type="float" office:value="1.22" calcext:value-type="float">
            <text:p>1,22</text:p>
          </table:table-cell>
          <table:table-cell table:formula="of:=([.I14] - 1)/([.I14] + 1)" office:value-type="float" office:value="0.0990990990990991" calcext:value-type="float">
            <text:p>0,0990990991</text:p>
          </table:table-cell>
          <table:table-cell office:value-type="float" office:value="7" calcext:value-type="float">
            <text:p>7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14] - 1)/([.N14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5" calcext:value-type="float">
            <text:p>1,15</text:p>
          </table:table-cell>
          <table:table-cell table:formula="of:=([.B15] - 1)/([.B15]+1)" office:value-type="float" office:value="0.0697674418604651" calcext:value-type="float">
            <text:p>0,0697674419</text:p>
          </table:table-cell>
          <table:table-cell office:value-type="float" office:value="8" calcext:value-type="float">
            <text:p>8</text:p>
          </table:table-cell>
          <table:table-cell office:value-type="float" office:value="1.22" calcext:value-type="float">
            <text:p>1,22</text:p>
          </table:table-cell>
          <table:table-cell table:formula="of:=([.E15] - 1)/([.E15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15] - 1)/([.G15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15] - 1)/([.I15] + 1)" office:value-type="float" office:value="0.111111111111111" calcext:value-type="float">
            <text:p>0,1111111111</text:p>
          </table:table-cell>
          <table:table-cell office:value-type="float" office:value="8" calcext:value-type="float">
            <text:p>8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15] - 1)/([.N15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5" calcext:value-type="float">
            <text:p>1,15</text:p>
          </table:table-cell>
          <table:table-cell table:formula="of:=([.B16] - 1)/([.B16]+1)" office:value-type="float" office:value="0.0697674418604651" calcext:value-type="float">
            <text:p>0,0697674419</text:p>
          </table:table-cell>
          <table:table-cell office:value-type="float" office:value="9" calcext:value-type="float">
            <text:p>9</text:p>
          </table:table-cell>
          <table:table-cell office:value-type="float" office:value="1.22" calcext:value-type="float">
            <text:p>1,22</text:p>
          </table:table-cell>
          <table:table-cell table:formula="of:=([.E16] - 1)/([.E16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16] - 1)/([.G16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16] - 1)/([.I16] + 1)" office:value-type="float" office:value="0.111111111111111" calcext:value-type="float">
            <text:p>0,1111111111</text:p>
          </table:table-cell>
          <table:table-cell office:value-type="float" office:value="9" calcext:value-type="float">
            <text:p>9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16] - 1)/([.N16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5" calcext:value-type="float">
            <text:p>1,15</text:p>
          </table:table-cell>
          <table:table-cell table:formula="of:=([.B17] - 1)/([.B17]+1)" office:value-type="float" office:value="0.0697674418604651" calcext:value-type="float">
            <text:p>0,0697674419</text:p>
          </table:table-cell>
          <table:table-cell office:value-type="float" office:value="10" calcext:value-type="float">
            <text:p>10</text:p>
          </table:table-cell>
          <table:table-cell office:value-type="float" office:value="1.22" calcext:value-type="float">
            <text:p>1,22</text:p>
          </table:table-cell>
          <table:table-cell table:formula="of:=([.E17] - 1)/([.E17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17] - 1)/([.G17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17] - 1)/([.I17] + 1)" office:value-type="float" office:value="0.111111111111111" calcext:value-type="float">
            <text:p>0,1111111111</text:p>
          </table:table-cell>
          <table:table-cell office:value-type="float" office:value="10" calcext:value-type="float">
            <text:p>10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17] - 1)/([.N17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" calcext:value-type="float">
            <text:p>1,15</text:p>
          </table:table-cell>
          <table:table-cell table:formula="of:=([.B18] - 1)/([.B18]+1)" office:value-type="float" office:value="0.0697674418604651" calcext:value-type="float">
            <text:p>0,0697674419</text:p>
          </table:table-cell>
          <table:table-cell office:value-type="float" office:value="11" calcext:value-type="float">
            <text:p>11</text:p>
          </table:table-cell>
          <table:table-cell office:value-type="float" office:value="1.22" calcext:value-type="float">
            <text:p>1,22</text:p>
          </table:table-cell>
          <table:table-cell table:formula="of:=([.E18] - 1)/([.E18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18] - 1)/([.G18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18] - 1)/([.I18] + 1)" office:value-type="float" office:value="0.111111111111111" calcext:value-type="float">
            <text:p>0,1111111111</text:p>
          </table:table-cell>
          <table:table-cell office:value-type="float" office:value="11" calcext:value-type="float">
            <text:p>11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18] - 1)/([.N18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5" calcext:value-type="float">
            <text:p>1,15</text:p>
          </table:table-cell>
          <table:table-cell table:formula="of:=([.B19] - 1)/([.B19]+1)" office:value-type="float" office:value="0.0697674418604651" calcext:value-type="float">
            <text:p>0,0697674419</text:p>
          </table:table-cell>
          <table:table-cell office:value-type="float" office:value="12" calcext:value-type="float">
            <text:p>12</text:p>
          </table:table-cell>
          <table:table-cell office:value-type="float" office:value="1.22" calcext:value-type="float">
            <text:p>1,22</text:p>
          </table:table-cell>
          <table:table-cell table:formula="of:=([.E19] - 1)/([.E19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19] - 1)/([.G19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19] - 1)/([.I19] + 1)" office:value-type="float" office:value="0.111111111111111" calcext:value-type="float">
            <text:p>0,1111111111</text:p>
          </table:table-cell>
          <table:table-cell office:value-type="float" office:value="12" calcext:value-type="float">
            <text:p>12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19] - 1)/([.N19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5" calcext:value-type="float">
            <text:p>1,15</text:p>
          </table:table-cell>
          <table:table-cell table:formula="of:=([.B20] - 1)/([.B20]+1)" office:value-type="float" office:value="0.0697674418604651" calcext:value-type="float">
            <text:p>0,0697674419</text:p>
          </table:table-cell>
          <table:table-cell office:value-type="float" office:value="13" calcext:value-type="float">
            <text:p>13</text:p>
          </table:table-cell>
          <table:table-cell office:value-type="float" office:value="1.22" calcext:value-type="float">
            <text:p>1,22</text:p>
          </table:table-cell>
          <table:table-cell table:formula="of:=([.E20] - 1)/([.E20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20] - 1)/([.G20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20] - 1)/([.I20] + 1)" office:value-type="float" office:value="0.111111111111111" calcext:value-type="float">
            <text:p>0,1111111111</text:p>
          </table:table-cell>
          <table:table-cell office:value-type="float" office:value="13" calcext:value-type="float">
            <text:p>13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0] - 1)/([.N20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5" calcext:value-type="float">
            <text:p>1,15</text:p>
          </table:table-cell>
          <table:table-cell table:formula="of:=([.B21] - 1)/([.B21]+1)" office:value-type="float" office:value="0.0697674418604651" calcext:value-type="float">
            <text:p>0,0697674419</text:p>
          </table:table-cell>
          <table:table-cell office:value-type="float" office:value="14" calcext:value-type="float">
            <text:p>14</text:p>
          </table:table-cell>
          <table:table-cell office:value-type="float" office:value="1.22" calcext:value-type="float">
            <text:p>1,22</text:p>
          </table:table-cell>
          <table:table-cell table:formula="of:=([.E21] - 1)/([.E21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21] - 1)/([.G21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21] - 1)/([.I21] + 1)" office:value-type="float" office:value="0.111111111111111" calcext:value-type="float">
            <text:p>0,1111111111</text:p>
          </table:table-cell>
          <table:table-cell office:value-type="float" office:value="14" calcext:value-type="float">
            <text:p>14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1] - 1)/([.N21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5" calcext:value-type="float">
            <text:p>1,15</text:p>
          </table:table-cell>
          <table:table-cell table:formula="of:=([.B22] - 1)/([.B22]+1)" office:value-type="float" office:value="0.0697674418604651" calcext:value-type="float">
            <text:p>0,0697674419</text:p>
          </table:table-cell>
          <table:table-cell office:value-type="float" office:value="15" calcext:value-type="float">
            <text:p>15</text:p>
          </table:table-cell>
          <table:table-cell office:value-type="float" office:value="1.22" calcext:value-type="float">
            <text:p>1,22</text:p>
          </table:table-cell>
          <table:table-cell table:formula="of:=([.E22] - 1)/([.E22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22] - 1)/([.G22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22] - 1)/([.I22] + 1)" office:value-type="float" office:value="0.111111111111111" calcext:value-type="float">
            <text:p>0,1111111111</text:p>
          </table:table-cell>
          <table:table-cell office:value-type="float" office:value="15" calcext:value-type="float">
            <text:p>15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2] - 1)/([.N22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5" calcext:value-type="float">
            <text:p>1,15</text:p>
          </table:table-cell>
          <table:table-cell table:formula="of:=([.B23] - 1)/([.B23]+1)" office:value-type="float" office:value="0.0697674418604651" calcext:value-type="float">
            <text:p>0,0697674419</text:p>
          </table:table-cell>
          <table:table-cell office:value-type="float" office:value="16" calcext:value-type="float">
            <text:p>16</text:p>
          </table:table-cell>
          <table:table-cell office:value-type="float" office:value="1.22" calcext:value-type="float">
            <text:p>1,22</text:p>
          </table:table-cell>
          <table:table-cell table:formula="of:=([.E23] - 1)/([.E23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23] - 1)/([.G23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23] - 1)/([.I23] + 1)" office:value-type="float" office:value="0.111111111111111" calcext:value-type="float">
            <text:p>0,1111111111</text:p>
          </table:table-cell>
          <table:table-cell office:value-type="float" office:value="16" calcext:value-type="float">
            <text:p>16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3] - 1)/([.N23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5" calcext:value-type="float">
            <text:p>1,15</text:p>
          </table:table-cell>
          <table:table-cell table:formula="of:=([.B24] - 1)/([.B24]+1)" office:value-type="float" office:value="0.0697674418604651" calcext:value-type="float">
            <text:p>0,0697674419</text:p>
          </table:table-cell>
          <table:table-cell office:value-type="float" office:value="17" calcext:value-type="float">
            <text:p>17</text:p>
          </table:table-cell>
          <table:table-cell office:value-type="float" office:value="1.22" calcext:value-type="float">
            <text:p>1,22</text:p>
          </table:table-cell>
          <table:table-cell table:formula="of:=([.E24] - 1)/([.E24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24] - 1)/([.G24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24] - 1)/([.I24] + 1)" office:value-type="float" office:value="0.111111111111111" calcext:value-type="float">
            <text:p>0,1111111111</text:p>
          </table:table-cell>
          <table:table-cell office:value-type="float" office:value="17" calcext:value-type="float">
            <text:p>17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4] - 1)/([.N24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5" calcext:value-type="float">
            <text:p>1,15</text:p>
          </table:table-cell>
          <table:table-cell table:formula="of:=([.B25] - 1)/([.B25]+1)" office:value-type="float" office:value="0.0697674418604651" calcext:value-type="float">
            <text:p>0,0697674419</text:p>
          </table:table-cell>
          <table:table-cell office:value-type="float" office:value="18" calcext:value-type="float">
            <text:p>18</text:p>
          </table:table-cell>
          <table:table-cell office:value-type="float" office:value="1.22" calcext:value-type="float">
            <text:p>1,22</text:p>
          </table:table-cell>
          <table:table-cell table:formula="of:=([.E25] - 1)/([.E25] + 1)" office:value-type="float" office:value="0.0990990990990991" calcext:value-type="float">
            <text:p>0,0990990991</text:p>
          </table:table-cell>
          <table:table-cell office:value-type="float" office:value="1.25" calcext:value-type="float">
            <text:p>1,25</text:p>
          </table:table-cell>
          <table:table-cell table:formula="of:=([.G25] - 1)/([.G25] + 1)" office:value-type="float" office:value="0.111111111111111" calcext:value-type="float">
            <text:p>0,1111111111</text:p>
          </table:table-cell>
          <table:table-cell office:value-type="float" office:value="1.25" calcext:value-type="float">
            <text:p>1,25</text:p>
          </table:table-cell>
          <table:table-cell table:formula="of:=([.I25] - 1)/([.I25] + 1)" office:value-type="float" office:value="0.111111111111111" calcext:value-type="float">
            <text:p>0,1111111111</text:p>
          </table:table-cell>
          <table:table-cell office:value-type="float" office:value="18" calcext:value-type="float">
            <text:p>18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5] - 1)/([.N25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18" calcext:value-type="float">
            <text:p>1,18</text:p>
          </table:table-cell>
          <table:table-cell table:formula="of:=([.B26] - 1)/([.B26]+1)" office:value-type="float" office:value="0.0825688073394495" calcext:value-type="float">
            <text:p>0,082568807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[.I26] - 1)/([.I26] + 1)" office:value-type="float" office:value="0.111111111111111" calcext:value-type="float">
            <text:p>0,1111111111</text:p>
          </table:table-cell>
          <table:table-cell office:value-type="float" office:value="19" calcext:value-type="float">
            <text:p>19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6] - 1)/([.N26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8" calcext:value-type="float">
            <text:p>1,18</text:p>
          </table:table-cell>
          <table:table-cell table:formula="of:=([.B27] - 1)/([.B27]+1)" office:value-type="float" office:value="0.0825688073394495" calcext:value-type="float">
            <text:p>0,0825688073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[.I27] - 1)/([.I27] + 1)" office:value-type="float" office:value="0.111111111111111" calcext:value-type="float">
            <text:p>0,1111111111</text:p>
          </table:table-cell>
          <table:table-cell office:value-type="float" office:value="20" calcext:value-type="float">
            <text:p>20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1" calcext:value-type="float">
            <text:p>2,1</text:p>
          </table:table-cell>
          <table:table-cell table:formula="of:=([.N27] - 1)/([.N27]+1)" office:value-type="float" office:value="0.354838709677419" calcext:value-type="float">
            <text:p>0,35483870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8" calcext:value-type="float">
            <text:p>1,18</text:p>
          </table:table-cell>
          <table:table-cell table:formula="of:=([.B28] - 1)/([.B28]+1)" office:value-type="float" office:value="0.0825688073394495" calcext:value-type="float">
            <text:p>0,0825688073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[.I28] - 1)/([.I28] + 1)" office:value-type="float" office:value="0.111111111111111" calcext:value-type="float">
            <text:p>0,1111111111</text:p>
          </table:table-cell>
          <table:table-cell office:value-type="float" office:value="21" calcext:value-type="float">
            <text:p>21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4" calcext:value-type="float">
            <text:p>2,4</text:p>
          </table:table-cell>
          <table:table-cell table:formula="of:=([.N28] - 1)/([.N28]+1)" office:value-type="float" office:value="0.411764705882353" calcext:value-type="float">
            <text:p>0,41176470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8" calcext:value-type="float">
            <text:p>1,18</text:p>
          </table:table-cell>
          <table:table-cell table:formula="of:=([.B29] - 1)/([.B29]+1)" office:value-type="float" office:value="0.0825688073394495" calcext:value-type="float">
            <text:p>0,082568807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[.I29] - 1)/([.I29] + 1)" office:value-type="float" office:value="0.111111111111111" calcext:value-type="float">
            <text:p>0,1111111111</text:p>
          </table:table-cell>
          <table:table-cell office:value-type="float" office:value="22" calcext:value-type="float">
            <text:p>22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4" calcext:value-type="float">
            <text:p>2,4</text:p>
          </table:table-cell>
          <table:table-cell table:formula="of:=([.N29] - 1)/([.N29]+1)" office:value-type="float" office:value="0.411764705882353" calcext:value-type="float">
            <text:p>0,41176470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8" calcext:value-type="float">
            <text:p>1,18</text:p>
          </table:table-cell>
          <table:table-cell table:formula="of:=([.B30] - 1)/([.B30]+1)" office:value-type="float" office:value="0.0825688073394495" calcext:value-type="float">
            <text:p>0,0825688073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[.I30] - 1)/([.I30] + 1)" office:value-type="float" office:value="0.111111111111111" calcext:value-type="float">
            <text:p>0,1111111111</text:p>
          </table:table-cell>
          <table:table-cell office:value-type="float" office:value="23" calcext:value-type="float">
            <text:p>23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4" calcext:value-type="float">
            <text:p>2,4</text:p>
          </table:table-cell>
          <table:table-cell table:formula="of:=([.N30] - 1)/([.N30]+1)" office:value-type="float" office:value="0.411764705882353" calcext:value-type="float">
            <text:p>0,41176470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8" calcext:value-type="float">
            <text:p>1,18</text:p>
          </table:table-cell>
          <table:table-cell table:formula="of:=([.B31] - 1)/([.B31]+1)" office:value-type="float" office:value="0.0825688073394495" calcext:value-type="float">
            <text:p>0,0825688073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[.I31] - 1)/([.I31] + 1)" office:value-type="float" office:value="0.111111111111111" calcext:value-type="float">
            <text:p>0,1111111111</text:p>
          </table:table-cell>
          <table:table-cell office:value-type="float" office:value="24" calcext:value-type="float">
            <text:p>24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4" calcext:value-type="float">
            <text:p>2,4</text:p>
          </table:table-cell>
          <table:table-cell table:formula="of:=([.N31] - 1)/([.N31]+1)" office:value-type="float" office:value="0.411764705882353" calcext:value-type="float">
            <text:p>0,41176470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8" calcext:value-type="float">
            <text:p>1,18</text:p>
          </table:table-cell>
          <table:table-cell table:formula="of:=([.B32] - 1)/([.B32]+1)" office:value-type="float" office:value="0.0825688073394495" calcext:value-type="float">
            <text:p>0,0825688073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.25" calcext:value-type="float">
            <text:p>1,25</text:p>
          </table:table-cell>
          <table:table-cell table:formula="of:=([.I32] - 1)/([.I32] + 1)" office:value-type="float" office:value="0.111111111111111" calcext:value-type="float">
            <text:p>0,1111111111</text:p>
          </table:table-cell>
          <table:table-cell office:value-type="float" office:value="25" calcext:value-type="float">
            <text:p>25</text:p>
          </table:table-cell>
          <table:table-cell table:formula="of:=10^(-32/20)" office:value-type="float" office:value="0.0251188643150958" calcext:value-type="float">
            <text:p>0,0251188643</text:p>
          </table:table-cell>
          <table:table-cell office:value-type="float" office:value="0.074" calcext:value-type="float">
            <text:p>0,074</text:p>
          </table:table-cell>
          <table:table-cell office:value-type="float" office:value="2.4" calcext:value-type="float">
            <text:p>2,4</text:p>
          </table:table-cell>
          <table:table-cell table:formula="of:=([.N32] - 1)/([.N32]+1)" office:value-type="float" office:value="0.411764705882353" calcext:value-type="float">
            <text:p>0,4117647059</text:p>
          </table:table-cell>
        </table:table-row>
        <table:table-row table:style-name="ro1">
          <table:table-cell table:style-name="ce4" office:value-type="float" office:value="26.5" calcext:value-type="float">
            <text:p>26,5</text:p>
          </table:table-cell>
          <table:table-cell table:style-name="ce7" office:value-type="float" office:value="1.18" calcext:value-type="float">
            <text:p>1,18</text:p>
          </table:table-cell>
          <table:table-cell table:style-name="ce11" table:formula="of:=([.B33] - 1)/([.B33]+1)" office:value-type="float" office:value="0.0825688073394495" calcext:value-type="float">
            <text:p>0,0825688073</text:p>
          </table:table-cell>
          <table:table-cell table:style-name="ce4" office:value-type="float" office:value="26.5" calcext:value-type="float">
            <text:p>26,5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 office:value-type="float" office:value="1.25" calcext:value-type="float">
            <text:p>1,25</text:p>
          </table:table-cell>
          <table:table-cell table:style-name="ce11" table:formula="of:=([.I33] - 1)/([.I33] + 1)" office:value-type="float" office:value="0.111111111111111" calcext:value-type="float">
            <text:p>0,1111111111</text:p>
          </table:table-cell>
          <table:table-cell table:style-name="ce4" office:value-type="float" office:value="26.5" calcext:value-type="float">
            <text:p>26,5</text:p>
          </table:table-cell>
          <table:table-cell table:style-name="ce7" table:formula="of:=10^(-32/20)" office:value-type="float" office:value="0.0251188643150958" calcext:value-type="float">
            <text:p>0,0251188643</text:p>
          </table:table-cell>
          <table:table-cell table:style-name="ce11" office:value-type="float" office:value="0.074" calcext:value-type="float">
            <text:p>0,074</text:p>
          </table:table-cell>
          <table:table-cell table:style-name="ce7" office:value-type="float" office:value="2.4" calcext:value-type="float">
            <text:p>2,4</text:p>
          </table:table-cell>
          <table:table-cell table:style-name="ce11" table:formula="of:=([.N33] - 1)/([.N33]+1)" office:value-type="float" office:value="0.411764705882353" calcext:value-type="float">
            <text:p>0,4117647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5:53:14.467256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5:15:46.650584198</meta:creation-date>
    <dc:date>2017-04-02T15:57:41.435564504</dc:date>
    <meta:editing-duration>PT20M5S</meta:editing-duration>
    <meta:editing-cycles>9</meta:editing-cycles>
    <meta:generator>LibreOffice/4.2.7.2$Linux_X86_64 LibreOffice_project/420m0$Build-2</meta:generator>
    <meta:document-statistic meta:table-count="1" meta:cell-count="422" meta:object-count="0"/>
  </office:meta>
</office:document-meta>
</file>